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AC2ED2E3.png" manifest:media-type="image/png"/>
  <manifest:file-entry manifest:full-path="Pictures/1000020100000080000000802DFEE37A.png" manifest:media-type="image/png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66cc00" draw:fill-hatch-solid="false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9900" draw:fill-hatch-solid="false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3300" draw:fill-hatch-solid="false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cccc" draw:fill-hatch-solid="false" draw:fill-image-width="0cm" draw:fill-image-height="0cm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fo:text-align="center"/>
      <style:text-properties fo:color="#ffffff" fo:font-size="15pt" style:font-size-asian="15pt" style:font-size-complex="15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ffff" fo:font-size="15pt" style:font-size-asian="15pt" style:font-size-complex="15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5cm" svg:height="1.5cm" svg:x="4.6cm" svg:y="1.6cm">
          <draw:image xlink:href="Pictures/100002010000008000000080AC2ED2E3.png" xlink:type="simple" xlink:show="embed" xlink:actuate="onLoad">
            <text:p text:style-name="P1"><text:span text:style-name="T1">USER</text:span></text:p>
          </draw:image>
        </draw:frame>
        <draw:custom-shape draw:style-name="gr2" draw:text-style-name="P2" draw:layer="layout" svg:width="4.8cm" svg:height="1.4cm" svg:x="3cm" svg:y="4.4cm">
          <text:p text:style-name="P2"><text:span text:style-name="T2">Frontend : IHM</text:span></text:p>
          <text:p text:style-name="P2"><text:span text:style-name="T2">HTM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3" draw:layer="layout" svg:width="1.5cm" svg:height="1.5cm" svg:x="9.347cm" svg:y="9.326cm">
          <draw:image xlink:href="Pictures/1000020100000080000000802DFEE37A.png" xlink:type="simple" xlink:show="embed" xlink:actuate="onLoad">
            <text:p text:style-name="P3"><text:span text:style-name="T3">Base de données</text:span></text:p>
          </draw:image>
        </draw:frame>
        <draw:custom-shape draw:style-name="gr3" draw:text-style-name="P2" draw:layer="layout" svg:width="4.8cm" svg:height="1.4cm" svg:x="3.001cm" svg:y="6.901cm">
          <text:p text:style-name="P2"><text:span text:style-name="T2">Backend</text:span></text:p>
          <text:p text:style-name="P2"><text:span text:style-name="T2">Javascrip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layer="layout" svg:width="2.003cm" svg:height="0.5cm" draw:transform="rotate (2.35619449019234) translate (9.446cm 9.3cm)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4" draw:layer="layout" svg:width="0.5cm" svg:height="0.7cm" svg:x="4.7cm" svg:y="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draw:layer="layout" svg:width="0.5cm" svg:height="0.7cm" svg:x="5.5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draw:layer="layout" svg:width="0.5cm" svg:height="0.9cm" svg:x="5.1cm" svg:y="3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fill-image draw:name="Empty" xlink:href="Pictures/100000000000000800000008DD0ADA2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5T10:58:28.772687206</meta:creation-date>
    <dc:date>2016-03-15T11:34:39.663747477</dc:date>
    <meta:editing-duration>PT7M38S</meta:editing-duration>
    <meta:editing-cycles>1</meta:editing-cycles>
    <meta:document-statistic meta:object-count="8"/>
    <meta:generator>LibreOffice/4.2.8.2$Linux_X86_64 LibreOffice_project/420m0$Build-2</meta:generator>
  </office:meta>
</office:document-meta>
</file>